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8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11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1" fo:font-size="11.3000001907349pt" fo:font-style="normal" style:text-underline-style="none" fo:font-weight="bold" style:text-blinking="false" fo:background-color="transparent" style:font-size-asian="11.3000001907349pt" style:font-size-complex="11.3000001907349pt"/>
    </style:style>
    <style:style style:name="P12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1" fo:font-size="11.3000001907349pt" fo:font-style="normal" style:text-underline-style="none" fo:font-weight="bold" style:text-blinking="false" fo:background-color="transparent" style:font-name-asian="Arial Unicode MS" style:font-size-asian="11.3000001907349pt" style:font-weight-asian="bold" style:font-name-complex="Arial Unicode MS" style:font-size-complex="11.3000001907349pt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6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7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21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2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3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4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5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6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7" style:family="paragraph" style:parent-style-name="Text_20_body">
      <style:paragraph-properties fo:margin-top="0.0799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</style:style>
    <style:style style:name="P29" style:family="paragraph" style:parent-style-name="Heading_20_1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7d2a50" style:text-blinking="false" style:font-size-asian="10pt" style:font-size-complex="10pt"/>
    </style:style>
    <style:style style:name="P30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3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dbe86" officeooo:paragraph-rsid="007c0e8e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fc84c" officeooo:paragraph-rsid="004ecd8c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7c0e8e" style:text-blinking="false" fo:background-color="transparent" style:font-size-asian="10pt" style:font-size-complex="10pt"/>
    </style:style>
    <style:style style:name="P36" style:family="paragraph" style:parent-style-name="Text_20_body" style:list-style-name="L2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7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8" style:family="paragraph" style:parent-style-name="Text_20_body" style:list-style-name="L6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9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0" style:family="paragraph" style:parent-style-name="Text_20_body" style:list-style-name="L7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52689" officeooo:paragraph-rsid="007c0e8e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7bb5b" officeooo:paragraph-rsid="007c0e8e" style:text-blinking="false" fo:background-color="transparent" style:font-size-asian="10pt" style:font-size-complex="10pt"/>
    </style:style>
    <style:style style:name="P43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44" style:family="paragraph" style:parent-style-name="Text_20_body" style:list-style-name="L4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684d24"/>
    </style:style>
    <style:style style:name="P4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6f60f0"/>
    </style:style>
    <style:style style:name="P4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5d18" officeooo:paragraph-rsid="00787e83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10904" officeooo:paragraph-rsid="00787e83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30888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30888" officeooo:paragraph-rsid="006c4e73" style:text-blinking="false" fo:background-color="transparent" style:font-size-asian="10pt" style:font-size-complex="10pt"/>
    </style:style>
    <style:style style:name="P5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5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7c0e8e" style:text-blinking="false" fo:background-color="transparent" style:font-size-asian="10pt" style:font-size-complex="10pt"/>
    </style:style>
    <style:style style:name="P53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7c0e8e" style:text-blinking="false" fo:background-color="transparent" style:font-size-asian="10pt" style:font-size-complex="10pt"/>
    </style:style>
    <style:style style:name="P54" style:family="paragraph" style:parent-style-name="Text_20_body" style:list-style-name="L7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55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56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9a6bf" officeooo:paragraph-rsid="007d2a50" style:text-blinking="false" fo:background-color="transparent" style:font-size-asian="10pt" style:font-style-asian="normal" style:font-size-complex="10pt" style:font-style-complex="normal"/>
    </style:style>
    <style:style style:name="P57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9a6bf" officeooo:paragraph-rsid="007d2a50" style:text-blinking="false" fo:background-color="transparent" style:font-size-asian="10pt" style:font-style-asian="normal" style:font-size-complex="10pt" style:font-style-complex="normal"/>
    </style:style>
    <style:style style:name="P58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7d2a50" style:text-blinking="false" style:font-size-asian="10pt" style:font-size-complex="10pt"/>
    </style:style>
    <style:style style:name="P59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60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7c0e8e" style:text-blinking="false" style:font-size-asian="10pt" style:font-size-complex="10pt"/>
    </style:style>
    <style:style style:name="P61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a7ac6"/>
    </style:style>
    <style:style style:name="P62" style:family="paragraph" style:parent-style-name="Text_20_body">
      <style:paragraph-properties fo:margin-top="0.139in" fo:margin-bottom="0in" loext:contextual-spacing="false" fo:line-height="100%" style:writing-mode="lr-tb"/>
      <style:text-properties officeooo:rsid="007bb589" officeooo:paragraph-rsid="007bb589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4f3a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9434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7260c" style:text-blinking="false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4d64d" style:text-blinking="false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84d24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c4e73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1538e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a7ac6" style:text-blinking="false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56b1a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tyle-asian="normal" style:font-size-complex="10pt" style:font-style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tyle-asian="normal" style:font-size-complex="10pt" style:font-style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officeooo:rsid="00529fbc" style:text-blinking="false" fo:background-color="transparent" loext:char-shading-value="0" style:font-size-asian="10pt" style:font-style-asian="italic" style:font-size-complex="10pt" style:font-style-complex="italic"/>
    </style:style>
    <style:style style:name="T35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36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37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bold" officeooo:rsid="00495675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normal" officeooo:rsid="0077260c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Arial Black1" fo:font-size="10pt" fo:font-style="normal" style:text-underline-style="none" fo:font-weight="normal" officeooo:rsid="006f60f0" style:text-blinking="fals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loext:char-shading-value="0" style:font-size-asian="10pt" style:font-size-complex="10pt"/>
    </style:style>
    <style:style style:name="T41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42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43" style:family="text">
      <style:text-properties fo:font-variant="normal" fo:text-transform="none" fo:color="#f75d5d" style:text-line-through-style="none" style:text-line-through-type="none" style:font-name="Arial Black1" fo:font-size="11.3000001907349pt" fo:font-style="normal" style:text-underline-style="none" fo:font-weight="bold" style:text-blinking="false" fo:background-color="transparent" loext:char-shading-value="0" style:font-name-asian="Arial Unicode MS" style:font-size-asian="11.3000001907349pt" style:font-weight-asian="bold" style:font-name-complex="Arial Unicode MS" style:font-size-complex="11.3000001907349pt" style:font-weight-complex="bold"/>
    </style:style>
    <style:style style:name="T44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45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6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47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8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46913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9" style:family="text">
      <style:text-properties fo:background-color="transparent" loext:char-shading-value="0"/>
    </style:style>
    <style:style style:name="T50" style:family="text">
      <style:text-properties officeooo:rsid="003b3b36" fo:background-color="transparent" loext:char-shading-value="0"/>
    </style:style>
    <style:style style:name="T51" style:family="text">
      <style:text-properties officeooo:rsid="003cb4df" fo:background-color="transparent" loext:char-shading-value="0"/>
    </style:style>
    <style:style style:name="T52" style:family="text">
      <style:text-properties officeooo:rsid="00529fbc" fo:background-color="transparent" loext:char-shading-value="0"/>
    </style:style>
    <style:style style:name="T53" style:family="text">
      <style:text-properties officeooo:rsid="00529fbc" fo:background-color="transparent" loext:char-shading-value="0" style:font-style-asian="normal" style:font-style-complex="normal"/>
    </style:style>
    <style:style style:name="T54" style:family="text">
      <style:text-properties officeooo:rsid="001fa2d0" fo:background-color="transparent" loext:char-shading-value="0" style:font-style-asian="normal" style:font-style-complex="normal"/>
    </style:style>
    <style:style style:name="T55" style:family="text">
      <style:text-properties officeooo:rsid="005306f3" fo:background-color="transparent" loext:char-shading-value="0"/>
    </style:style>
    <style:style style:name="T56" style:family="text">
      <style:text-properties officeooo:rsid="00394f40" fo:background-color="transparent" loext:char-shading-value="0"/>
    </style:style>
    <style:style style:name="T57" style:family="text">
      <style:text-properties officeooo:rsid="00356b1a" fo:background-color="transparent" loext:char-shading-value="0"/>
    </style:style>
    <style:style style:name="T58" style:family="text">
      <style:text-properties fo:font-style="italic" fo:background-color="transparent" loext:char-shading-value="0"/>
    </style:style>
    <style:style style:name="T59" style:family="text">
      <style:text-properties fo:font-style="italic" officeooo:rsid="00529fbc" fo:background-color="transparent" loext:char-shading-value="0"/>
    </style:style>
    <style:style style:name="T60" style:family="text">
      <style:text-properties fo:font-style="italic" officeooo:rsid="00529fbc" fo:background-color="transparent" loext:char-shading-value="0" style:font-style-asian="normal" style:font-style-complex="norm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2b0f9f" style:font-style-asian="italic" style:font-style-complex="italic"/>
    </style:style>
    <style:style style:name="T63" style:family="text">
      <style:text-properties style:font-name="Lucida Grande" officeooo:rsid="001c223e" style:font-name-asian="Lucida Grande" style:font-name-complex="Lucida Grande"/>
    </style:style>
    <style:style style:name="T64" style:family="text">
      <style:text-properties officeooo:rsid="001c223e" style:font-name-asian="Arial Unicode MS" style:font-name-complex="Arial Unicode MS"/>
    </style:style>
    <style:style style:name="T65" style:family="text">
      <style:text-properties fo:font-size="9pt" fo:font-weight="normal" style:font-size-asian="9pt" style:font-size-complex="9pt"/>
    </style:style>
    <style:style style:name="T66" style:family="text">
      <style:text-properties fo:font-size="9pt" fo:font-weight="normal" officeooo:rsid="001d52ef" style:font-size-asian="9pt" style:font-size-complex="9pt"/>
    </style:style>
    <style:style style:name="T67" style:family="text">
      <style:text-properties officeooo:rsid="001dbe86"/>
    </style:style>
    <style:style style:name="T68" style:family="text">
      <style:text-properties officeooo:rsid="002b0f9f"/>
    </style:style>
    <style:style style:name="T69" style:family="text">
      <style:text-properties officeooo:rsid="00357544"/>
    </style:style>
    <style:style style:name="T70" style:family="text">
      <style:text-properties officeooo:rsid="00374ddd"/>
    </style:style>
    <style:style style:name="T71" style:family="text">
      <style:text-properties officeooo:rsid="00394acc"/>
    </style:style>
    <style:style style:name="T72" style:family="text">
      <style:text-properties officeooo:rsid="003cb4df"/>
    </style:style>
    <style:style style:name="T73" style:family="text">
      <style:text-properties officeooo:rsid="0040ec56"/>
    </style:style>
    <style:style style:name="T74" style:family="text">
      <style:text-properties officeooo:rsid="00453488"/>
    </style:style>
    <style:style style:name="T75" style:family="text">
      <style:text-properties officeooo:rsid="00495675"/>
    </style:style>
    <style:style style:name="T76" style:family="text">
      <style:text-properties officeooo:rsid="004bb7ce"/>
    </style:style>
    <style:style style:name="T77" style:family="text">
      <style:text-properties officeooo:rsid="004fc84c"/>
    </style:style>
    <style:style style:name="T78" style:family="text">
      <style:text-properties officeooo:rsid="002d33ca"/>
    </style:style>
    <style:style style:name="T79" style:family="text">
      <style:text-properties officeooo:rsid="0051b784"/>
    </style:style>
    <style:style style:name="T80" style:family="text">
      <style:text-properties officeooo:rsid="00529fbc"/>
    </style:style>
    <style:style style:name="T81" style:family="text">
      <style:text-properties officeooo:rsid="005306f3"/>
    </style:style>
    <style:style style:name="T82" style:family="text">
      <style:text-properties officeooo:rsid="00394f40"/>
    </style:style>
    <style:style style:name="T83" style:family="text">
      <style:text-properties officeooo:rsid="005408ed"/>
    </style:style>
    <style:style style:name="T84" style:family="text">
      <style:text-properties officeooo:rsid="0063a09a"/>
    </style:style>
    <style:style style:name="T85" style:family="text">
      <style:text-properties officeooo:rsid="00690ef8"/>
    </style:style>
    <style:style style:name="T86" style:family="text">
      <style:text-properties officeooo:rsid="006abb79"/>
    </style:style>
    <style:style style:name="T87" style:family="text">
      <style:text-properties officeooo:rsid="006ad22c"/>
    </style:style>
    <style:style style:name="T88" style:family="text">
      <style:text-properties officeooo:rsid="006c4e73"/>
    </style:style>
    <style:style style:name="T89" style:family="text">
      <style:text-properties style:font-name="Arial Black1" fo:font-size="7.5pt" style:font-size-asian="7.5pt" style:font-size-complex="7.5pt"/>
    </style:style>
    <style:style style:name="T90" style:family="text">
      <style:text-properties style:font-name="Arial Black1" fo:font-size="7.5pt" officeooo:rsid="00292259" style:font-size-asian="7.5pt" style:font-size-complex="7.5pt"/>
    </style:style>
    <style:style style:name="T91" style:family="text">
      <style:text-properties style:font-name="Arial Black1" fo:font-size="7.5pt" officeooo:rsid="001c223e" style:font-name-asian="Lucida Grande" style:font-size-asian="7.5pt" style:font-name-complex="Lucida Grande" style:font-size-complex="7.5pt"/>
    </style:style>
    <style:style style:name="T92" style:family="text">
      <style:text-properties style:font-name="Arial Black1" fo:font-size="7.5pt" officeooo:rsid="001c223e" style:font-name-asian="Arial Unicode MS" style:font-size-asian="7.5pt" style:font-name-complex="Arial Unicode MS" style:font-size-complex="7.5pt"/>
    </style:style>
    <style:style style:name="T93" style:family="text">
      <style:text-properties officeooo:rsid="007a7ac6"/>
    </style:style>
    <style:style style:name="T94" style:family="text">
      <style:text-properties officeooo:rsid="003bae32"/>
    </style:style>
    <style:style style:name="T95" style:family="text">
      <style:text-properties officeooo:rsid="00356b1a"/>
    </style:style>
    <style:style style:name="T96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bookmark text:name="docs-internal-guid-f181235a-b7fe-9cc7-b391-1497db5449f7"/>Greg Sandell</text:p>
      <text:p text:style-name="P7">Los Angeles, CA</text:p>
      <text:p text:style-name="P24"><text:span text:style-name="T89">(</text:span><text:span text:style-name="T90">213</text:span><text:span text:style-name="T89">) </text:span><text:span text:style-name="T90">479-0790</text:span><text:span text:style-name="T89"> <text:s/></text:span><text:span text:style-name="T91">•</text:span><text:span text:style-name="T92"> </text:span><text:span text:style-name="T89"><text:s/></text:span><text:a xlink:type="simple" xlink:href="mailto:GREG.SANDELL@GMAIL.COM" text:style-name="Internet_20_link" text:visited-style-name="Visited_20_Internet_20_Link"><text:span text:style-name="T89">GREG.SANDELL@GMAIL.COM</text:span></text:a> <text:s/><text:span text:style-name="T63">•</text:span><text:span text:style-name="T64"> </text:span><text:s/><text:span text:style-name="T65">Portfolio/</text:span><text:span text:style-name="T66">c</text:span><text:span text:style-name="T65">ode: </text:span><text:a xlink:type="simple" xlink:href="http://gregsandell.com/" text:style-name="Internet_20_link" text:visited-style-name="Visited_20_Internet_20_Link"><text:span text:style-name="T65">gregsandell.com</text:span></text:a></text:p>
      <text:h text:style-name="P9" text:outline-level="1">About Me</text:h>
      <text:p text:style-name="P61"><text:span text:style-name="T23">I </text:span><text:span text:style-name="T30">have </text:span><text:span text:style-name="T22">3.5 years </text:span><text:span text:style-name="T30">experience as an</text:span><text:span text:style-name="T22"> Automated UI tests </text:span><text:span text:style-name="T30">programmer</text:span><text:span text:style-name="T22"> (2.5 years at Crocs, 1 year at Ten-X), </text:span><text:span text:style-name="T30">having previously been a </text:span><text:span text:style-name="T22">Node.js-based fullstack web developer </text:span><text:span text:style-name="T24">for </text:span><text:span text:style-name="T22">8 years and </text:span><text:span text:style-name="T24">a </text:span><text:span text:style-name="T22">Java developer </text:span><text:span text:style-name="T24">for 6 </text:span><text:span text:style-name="T22">years. <text:s text:c="2"/></text:span><text:span text:style-name="T30">As an SDET I have architected</text:span><text:span text:style-name="T24"> test platform</text:span><text:span text:style-name="T30">s, solved problems of</text:span><text:span text:style-name="T24"> </text:span><text:span text:style-name="T22">asynchronous programming </text:span><text:span text:style-name="T30">and </text:span><text:span text:style-name="T22">race conditions, </text:span><text:span text:style-name="T30">developed </text:span><text:span text:style-name="T22">CSS addressing </text:span><text:span text:style-name="T30">schemes</text:span><text:span text:style-name="T22">, </text:span><text:span text:style-name="T30">and have engineered </text:span><text:span text:style-name="T24">test code reuse</text:span><text:span text:style-name="T22">. <text:s/></text:span></text:p>
      <text:p text:style-name="P62"><text:span text:style-name="T22">V</text:span><text:span text:style-name="T20">ideo demos of tests in action: <text:s/></text:span><text:a xlink:type="simple" xlink:href="https://bit.ly/2YCvwIJ" text:style-name="Internet_20_link" text:visited-style-name="Visited_20_Internet_20_Link">https://bit.ly/2YCvwIJ</text:a><text:span text:style-name="T20"> (Crocs), </text:span><text:a xlink:type="simple" xlink:href="https://bit.ly/30LKCOE" text:style-name="Internet_20_link" text:visited-style-name="Visited_20_Internet_20_Link">https://bit.ly/30LKCOE</text:a><text:span text:style-name="T20"> (Ten-X)</text:span></text:p>
      <text:h text:style-name="P10" text:outline-level="1">Experience</text:h>
      <text:h text:style-name="P23" text:outline-level="2"><text:span text:style-name="T46">OCT 2017</text:span><text:span text:style-name="T45"> – </text:span><text:span text:style-name="T47">M</text:span><text:span text:style-name="T48">AY 2020</text:span></text:h>
      <text:h text:style-name="P5" text:outline-level="3"><text:span text:style-name="T35">Crocs </text:span><text:span text:style-name="T36">Inc.</text:span><text:span text:style-name="T18"> –</text:span><text:span text:style-name="T4"> </text:span><text:span text:style-name="T11"><text:s/></text:span><text:span text:style-name="T12">S</text:span><text:span text:style-name="T13">DET (Software Development Engineer in Test)</text:span></text:h>
      <text:list xml:id="list537001887" text:style-name="L1">
        <text:list-item>
          <text:p text:style-name="P45"><text:span text:style-name="T24">Authored UI Automation tests against a</text:span><text:span text:style-name="T25"> </text:span><text:span text:style-name="T26">Salesforce-</text:span><text:span text:style-name="T24">based</text:span><text:span text:style-name="T26"> </text:span><text:span text:style-name="T38">crocs.com</text:span><text:span text:style-name="T24"> </text:span><text:span text:style-name="T26">eCommerce site with $1.2 bil in </text:span><text:span text:style-name="T27">2019 </text:span><text:span text:style-name="T26">sales </text:span></text:p>
        </text:list-item>
        <text:list-item>
          <text:p text:style-name="P46"><text:span text:style-name="T24">Support tests for</text:span><text:span text:style-name="T28"> </text:span><text:span text:style-name="T39">crocs.com</text:span><text:span text:style-name="T28"> sites in </text:span><text:span text:style-name="T29">8 different languages, </text:span><text:span text:style-name="T28">1</text:span><text:span text:style-name="T29">4</text:span><text:span text:style-name="T28"> countries/</text:span><text:span text:style-name="T29">locales, 7 payment processors</text:span></text:p>
        </text:list-item>
        <text:list-item>
          <text:p text:style-name="P47">Develop reusable tools for UI automation and load testing; solve latency, asynchrony, and race condition issues; write CSS queries that work reliably across <text:span text:style-name="T87">major mobile and desktop web browsers</text:span> navigators.</text:p>
        </text:list-item>
        <text:list-item>
          <text:p text:style-name="P48">Provide Automated UI Test coverage for the eCommerce site including all phases of the purchase lifecycle, shopping cart interaction, product returns, payment processing, <text:span text:style-name="T84">user profile and fraud detection. <text:s/>Tech stack: <text:s/>internJS, leadfoot, eureQa, BrowserStack cloud</text:span></text:p>
        </text:list-item>
        <text:list-item>
          <text:p text:style-name="P47">Develop custom <text:span text:style-name="T85">multi-tiered</text:span> <text:span text:style-name="T85">web applications</text:span> <text:span text:style-name="T85">including SQL, REST services, Ajax, token based authentication, pub/sub messaging, Bash shell scripts, AWS, and BrowserStack cloud components</text:span>. <text:s/>Stack includes: <text:s/>Node.js, React/Redux, <text:span text:style-name="T86">Express, </text:span>Sqlite, WebSockets, <text:span text:style-name="T86">Bootstrap, Material-UI</text:span>.</text:p>
        </text:list-item>
        <text:list-item>
          <text:p text:style-name="P49"><text:span text:style-name="T87">Provide training &amp; mentoring to junior develpers on Javascript, Node.js and SFCC; give</text:span> presentations to <text:span text:style-name="T87">to developers and </text:span>cross-functional teams on React <text:span text:style-name="T87">and Automated UI Testing</text:span>.</text:p>
        </text:list-item>
        <text:list-item>
          <text:p text:style-name="P50"><text:span text:style-name="T88">Work with new</text:span> fulfillment/distribution centers <text:span text:style-name="T88">coming online by creating bulk test orders in </text:span>the SAP Supply chain</text:p>
        </text:list-item>
      </text:list>
      <text:h text:style-name="P22" text:outline-level="2"><text:span text:style-name="T74">AUG 2017</text:span> – <text:span text:style-name="T75">NOV 2017</text:span></text:h>
      <text:h text:style-name="P4" text:outline-level="3"><text:span text:style-name="T37">UC Irvine / Trilogy Ed</text:span><text:span text:style-name="T17"> –</text:span><text:span text:style-name="T1"> </text:span><text:span text:style-name="T2">Part Time </text:span><text:span text:style-name="T9">Course Instructor</text:span></text:h>
      <text:list xml:id="list173738918561878" text:continue-numbering="true" text:style-name="L1">
        <text:list-item>
          <text:p text:style-name="P51"><text:span text:style-name="T72">I</text:span>nstructor for “Fullstack Developer” bootcamp, <text:span text:style-name="T76">teaching HTML, CSS, Git, Bootstrap, Javascript, jQuery, Ajax, Firebase, Node.js</text:span></text:p>
        </text:list-item>
      </text:list>
      <text:h text:style-name="P21" text:outline-level="2"><text:span text:style-name="T68">APR 2016</text:span> – <text:span text:style-name="T73">JUNE 2017</text:span></text:h>
      <text:h text:style-name="P3" text:outline-level="3"><text:span text:style-name="T37">Ten-X, Irvine, CA</text:span><text:span text:style-name="T17"> </text:span><text:span text:style-name="T1">- </text:span><text:span text:style-name="T8">Sr. Software Engineer</text:span></text:h>
      <text:list xml:id="list173740072062139" text:continue-numbering="true" text:style-name="L1">
        <text:list-item>
          <text:p text:style-name="P41"><text:span text:style-name="T67">C</text:span>reate test plans for auction.com's search mechanism <text:span text:style-name="T94">in TestRail</text:span></text:p>
        </text:list-item>
        <text:list-item>
          <text:p text:style-name="P41">Write automation tests in Selenium/Nightwatch for search and homepage using team's shared test support libraries</text:p>
        </text:list-item>
        <text:list-item>
          <text:p text:style-name="P41">Extend the QA Automation shared libraries</text:p>
        </text:list-item>
        <text:list-item>
          <text:p text:style-name="P41">Write unit tests in Jasmine and Mocha for code components written in React 15 and Angular 1.4</text:p>
        </text:list-item>
      </text:list>
      <text:p text:style-name="P6"/>
      <text:h text:style-name="P20" text:outline-level="2"><text:soft-page-break/><text:span text:style-name="T67">OCT</text:span> 201<text:span text:style-name="T67">5</text:span> - <text:span text:style-name="T67">MAR</text:span> 201<text:span text:style-name="T67">6</text:span></text:h>
      <text:h text:style-name="P2" text:outline-level="3"><text:span text:style-name="T37">John Deere, remote </text:span><text:span text:style-name="T1">- </text:span><text:span text:style-name="T6">Front End Developer </text:span><text:span text:style-name="T7">Consultant</text:span></text:h>
      <text:list xml:id="list173739455927062" text:continue-numbering="true" text:style-name="L1">
        <text:list-item>
          <text:p text:style-name="P52"><text:span text:style-name="T95">Wrote Angular 1.4 front end code for</text:span> hosted web application '<text:span text:style-name="T67">Sales Center</text:span>', a <text:span text:style-name="T67">'build-a-Deere' tool for sales reps.</text:span></text:p>
        </text:list-item>
        <text:list-item>
          <text:p text:style-name="P32">Wrote <text:span text:style-name="T95">unit tests for Angular components using Jasmine, Mocha, Sinon and Chai APIs</text:span></text:p>
        </text:list-item>
      </text:list>
      <text:h text:style-name="P19" text:outline-level="2">NOV 2014 - AUG 2015</text:h>
      <text:h text:style-name="P1" text:outline-level="3"><text:span text:style-name="T37">CyberCoders, Irvine, CA</text:span><text:span text:style-name="T17"> </text:span><text:span text:style-name="T1">- </text:span><text:span text:style-name="T5">Front End Java Developer</text:span></text:h>
      <text:list xml:id="list173738605569449" text:continue-numbering="true" text:style-name="L1">
        <text:list-item>
          <text:p text:style-name="P35">Wrote <text:span text:style-name="T95">unit tests for ExtJS components using Jasmine</text:span></text:p>
        </text:list-item>
        <text:list-item>
          <text:p text:style-name="P42">Wrote jMeter test plans and reporting tools to simulate heavy load on Compass product</text:p>
        </text:list-item>
        <text:list-item>
          <text:p text:style-name="P42"><text:span text:style-name="T95">Wrote ExtJS &amp; Javascript front end code</text:span> for hosted web application 'Compass', a CRM platform</text:p>
        </text:list-item>
      </text:list>
      <text:h text:style-name="P18" text:outline-level="2">NOV 2013 - JUNE 2014</text:h>
      <text:h text:style-name="P1" text:outline-level="3"><text:span text:style-name="T37">Sears Holding Corporation, Chicago, IL</text:span><text:span text:style-name="T17"> </text:span><text:span text:style-name="T1">- </text:span><text:span text:style-name="T5">Developer</text:span></text:h>
      <text:list xml:id="list3709112532" text:style-name="L2">
        <text:list-item>
          <text:p text:style-name="P53"><text:span text:style-name="T95">Wrote unit tests for Angular components using Jasmine</text:span></text:p>
        </text:list-item>
        <text:list-item>
          <text:p text:style-name="P53"><text:span text:style-name="T95">Wrote Angular 1.4 front end code for</text:span> sears.com <text:span text:style-name="T95">mobile </text:span>E-Commerce site </text:p>
        </text:list-item>
      </text:list>
      <text:h text:style-name="P18" text:outline-level="2">AUG 2012 - AUG 2013</text:h>
      <text:h text:style-name="P28" text:outline-level="3"><text:span text:style-name="T37">Pathfinder Software </text:span><text:span text:style-name="T16">(now </text:span><text:a xlink:type="simple" xlink:href="http://orthogonal.io/" text:style-name="Internet_20_link" text:visited-style-name="Visited_20_Internet_20_Link"><text:span text:style-name="T96">orthogonal.io</text:span></text:a><text:span text:style-name="T16">)</text:span><text:span text:style-name="T14">, Chicago, IL</text:span><text:span text:style-name="T18"> </text:span><text:span text:style-name="T4">- </text:span><text:span text:style-name="T10">Senior Software Engineer</text:span></text:h>
      <text:list xml:id="list3977408382" text:style-name="L3">
        <text:list-item>
          <text:p text:style-name="P56"><text:span text:style-name="T80">Wrote mobile apps (iPhone, iPad) for medical clients, using hybrid web/iOS, jQuery Mobile, JSON, AngularJS, Trigger.io, TestFlight, and Rails/Heroku</text:span></text:p>
        </text:list-item>
      </text:list>
      <text:h text:style-name="P18" text:outline-level="2">APR 2010 - AUG 2012</text:h>
      <text:h text:style-name="P1" text:outline-level="3"><text:span text:style-name="T37">Truven Health Analytics, Chicago, IL</text:span><text:span text:style-name="T17"> </text:span><text:span text:style-name="T1">- </text:span><text:span text:style-name="T5">Senior Software Engineer</text:span></text:h>
      <text:list xml:id="list3910629904" text:style-name="L5">
        <text:list-item>
          <text:h text:style-name="P29" text:outline-level="1"><text:span text:style-name="T57">Wrote unit tests for Java and jQuery components using the jUnit and qUnitAPIs</text:span></text:h>
        </text:list-item>
        <text:list-item>
          <text:p text:style-name="P58"><text:span text:style-name="T57">Wrote Java JSP, Servlet and jQuery front end code for</text:span><text:span text:style-name="T49"> hosted web applications </text:span><text:span text:style-name="T58">CareDiscovery</text:span><text:span text:style-name="T49"> and </text:span><text:span text:style-name="T58">IntegrationDiscovery</text:span><text:span text:style-name="T49">, Business Intelligence and data mining tools for the Healthcare Industry</text:span></text:p>
        </text:list-item>
        <text:list-item>
          <text:p text:style-name="P57"><text:span text:style-name="T80">Wrote SQL queries against a 3tb Data Warehouse of Patient Billing records</text:span></text:p>
        </text:list-item>
      </text:list>
      <text:h text:style-name="P18" text:outline-level="2">OCT 2008 - MAR 2010</text:h>
      <text:h text:style-name="P1" text:outline-level="3"><text:span text:style-name="T37">iCrossing, Chicago, IL</text:span><text:span text:style-name="T17"> </text:span><text:span text:style-name="T1">- </text:span><text:span text:style-name="T5">Senior Software Engineer</text:span></text:h>
      <text:list xml:id="list387616391" text:style-name="L6">
        <text:list-item>
          <text:p text:style-name="P59"><text:span text:style-name="T52">Front End D</text:span><text:span text:style-name="T51">eveloper for</text:span><text:span text:style-name="T49"> hosted web application </text:span><text:span text:style-name="T58">Merchantize</text:span><text:span text:style-name="T49">, </text:span><text:span text:style-name="T51">an Ad Technology</text:span><text:span text:style-name="T49"> tool for managing clients' Paid Search campaigns, </text:span><text:span text:style-name="T55">keyword purchases and</text:span><text:span text:style-name="T49"> </text:span><text:span text:style-name="T56">cost-per-click </text:span><text:span text:style-name="T55">advertising </text:span><text:span text:style-name="T49">with major search and shopping engines (Google, Yahoo, MSN, NexTag, PriceGrabber)</text:span></text:p>
        </text:list-item>
        <text:list-item>
          <text:p text:style-name="P38"><text:span text:style-name="T80">Consumed streaming XML-based product feeds for clients Sears, The Gap, Hilton, Lands End, LEGO, and Williams Sonoma with cron-based processes written in</text:span> Perl, Bash, <text:span text:style-name="T80">SMTP</text:span> <text:span text:style-name="T80">&amp; </text:span>Java. </text:p>
        </text:list-item>
        <text:list-item>
          <text:p text:style-name="P37"><text:span text:style-name="T81">Wrote PDF</text:span> reports in Apache POI <text:span text:style-name="T81">Java, cleaned product feeds and resolved Mysql data integrity issues</text:span></text:p>
        </text:list-item>
      </text:list>
      <text:h text:style-name="P18" text:outline-level="2">FEB 2008 - OCT 2008</text:h>
      <text:h text:style-name="P1" text:outline-level="3"><text:span text:style-name="T37">Chicago Tribune, Chicago, IL</text:span><text:span text:style-name="T17"> </text:span><text:span text:style-name="T1">- </text:span><text:span text:style-name="T5">Senior Internet Applications Developer</text:span></text:h>
      <text:list xml:id="list1082207848" text:style-name="L7">
        <text:list-item>
          <text:p text:style-name="P54">Developed web software and content management behind all of Tribune Corp's newspaper, radio and television websites, including Chicago Tribune, LA Times, Red Eye. </text:p>
        </text:list-item>
        <text:list-item>
          <text:p text:style-name="P39">Developed code in Java 1.5 on J2EE platform including Oracle Application Server 10g, Oracle DB 10g, FAST search server, Sun Webserver (iPlanet) and TopLink 9.0 for web services. </text:p>
        </text:list-item>
        <text:list-item>
          <text:p text:style-name="P40"><text:span text:style-name="T82">Created scheduled jobs for sweeping expired database content and</text:span> JMeter test plans <text:span text:style-name="T83">to </text:span>simulate heavy load on high-profile chicagotribune.com website. </text:p>
        </text:list-item>
      </text:list>
      <text:h text:style-name="P11" text:outline-level="1"><text:soft-page-break/>Education</text:h>
      <text:h text:style-name="P1" text:outline-level="3"><text:span text:style-name="T37">Northwestern University, Evanston, IL</text:span><text:span text:style-name="T3"> – </text:span><text:span text:style-name="T5">PhD Music Theory</text:span></text:h>
      <text:p text:style-name="P16"><text:span text:style-name="T20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41">http://bit.ly/2wUbFZq</text:span></text:a></text:p>
      <text:h text:style-name="P17" text:outline-level="3"><text:span text:style-name="T37">Eastman School of Music, Rochester, NY </text:span><text:span text:style-name="T3">– </text:span><text:span text:style-name="T5">MA Music Theory</text:span></text:h>
      <text:p text:style-name="P14"><text:span text:style-name="T19">Analysis techniques on classical and 20th Century music. Formal computer programming studies. Thesis on Edgard Var</text:span><text:span text:style-name="T44">èse: </text:span><text:a xlink:type="simple" xlink:href="https://bit.ly/3bGS1k4" text:style-name="Internet_20_link" text:visited-style-name="Visited_20_Internet_20_Link">https://bit.ly/3bGS1k4</text:a><text:span text:style-name="T44">.</text:span></text:p>
      <text:h text:style-name="P17" text:outline-level="3"><text:span text:style-name="T37">California State University, Los Angeles, CA</text:span><text:span text:style-name="T3"> – </text:span><text:span text:style-name="T5">BM Piano Performance</text:span></text:h>
      <text:p text:style-name="P15">Performed Junior and Senior recitals, <text:span text:style-name="T67">placed</text:span> in competitions, and performed Beethoven concerto with orchestra.</text:p>
      <text:h text:style-name="P8" text:outline-level="1"><text:span text:style-name="T43">Certifications</text:span><text:span text:style-name="T42"> </text:span></text:h>
      <text:p text:style-name="P26">March 2005: Sun Certified Web Component Developer for J2EE 1.4 (SCWCD)</text:p>
      <text:p text:style-name="P25">Apr 2004: Sun Certified Programmer for the Java 2 Platform 1.4 (SCJP)</text:p>
      <text:h text:style-name="P12" text:outline-level="1">References</text:h>
      <text:p text:style-name="P27">Available on request.</text:p>
      <text:p text:style-name="P13"><text:line-break/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15T17:37:38.285147474</dc:date>
    <meta:editing-duration>P31DT1H31M41S</meta:editing-duration>
    <meta:editing-cycles>68</meta:editing-cycles>
    <meta:generator>LibreOffice/6.4.3.2$MacOSX_X86_64 LibreOffice_project/747b5d0ebf89f41c860ec2a39efd7cb15b54f2d8</meta:generator>
    <meta:print-date>2020-03-06T11:27:47.601830000</meta:print-date>
    <meta:document-statistic meta:table-count="0" meta:image-count="0" meta:object-count="0" meta:page-count="3" meta:paragraph-count="69" meta:word-count="883" meta:character-count="5931" meta:non-whitespace-character-count="5114"/>
  </office:meta>
</office:document-meta>
</file>